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 Nerd Font" svg:font-family="'Arimo Nerd Fon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mo Nerd Font" officeooo:rsid="000653db" officeooo:paragraph-rsid="000653db" style:font-name-asian="Arimo Nerd Font" style:font-name-complex="Arimo Nerd Font"/>
    </style:style>
    <style:style style:name="T1" style:family="text">
      <style:text-properties officeooo:rsid="0007d35c"/>
    </style:style>
    <style:style style:name="T2" style:family="text">
      <style:text-properties officeooo:rsid="0009c79b"/>
    </style:style>
    <style:style style:name="T3" style:family="text">
      <style:text-properties style:font-name="Arimo Nerd Font" officeooo:rsid="0009c79b" style:font-name-asian="Arimo Nerd Font" style:font-name-complex="Arimo Nerd Fo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󰙯󰇧󰪮󰽚󰜈</text:span><text:span text:style-name="T1">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 Nerd Font" svg:font-family="'Arimo Nerd Fon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5:24:54.390674119</meta:creation-date>
    <dc:date>2023-10-29T17:19:39.571510638</dc:date>
    <meta:editing-duration>PT34M53S</meta:editing-duration>
    <meta:editing-cycles>3</meta:editing-cycles>
    <meta:generator>LibreOffice/7.5.7.1$Linux_X86_64 LibreOffice_project/50$Build-1</meta:generator>
    <meta:document-statistic meta:table-count="0" meta:image-count="0" meta:object-count="0" meta:page-count="1" meta:paragraph-count="1" meta:word-count="44" meta:character-count="44" meta:non-whitespace-character-count="44"/>
  </office:meta>
</office:document-meta>
</file>